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paragraph-rsid="0011f759"/>
    </style:style>
    <style:style style:name="P2" style:family="paragraph" style:parent-style-name="Standard">
      <style:text-properties officeooo:rsid="0008fd08" officeooo:paragraph-rsid="0008fd08"/>
    </style:style>
    <style:style style:name="P3" style:family="paragraph" style:parent-style-name="Standard">
      <style:text-properties officeooo:rsid="0008fd08" officeooo:paragraph-rsid="002b5ce5"/>
    </style:style>
    <style:style style:name="P4" style:family="paragraph" style:parent-style-name="Standard">
      <style:text-properties officeooo:rsid="000aeef2" officeooo:paragraph-rsid="002f8fbc"/>
    </style:style>
    <style:style style:name="P5" style:family="paragraph" style:parent-style-name="Standard">
      <style:text-properties officeooo:rsid="000b160d" officeooo:paragraph-rsid="002b5ce5"/>
    </style:style>
    <style:style style:name="P6" style:family="paragraph" style:parent-style-name="Standard">
      <style:text-properties officeooo:rsid="0034449e" officeooo:paragraph-rsid="0034449e"/>
    </style:style>
    <style:style style:name="T1" style:family="text">
      <style:text-properties officeooo:rsid="0008fd08"/>
    </style:style>
    <style:style style:name="T2" style:family="text">
      <style:text-properties officeooo:rsid="000aeef2"/>
    </style:style>
    <style:style style:name="T3" style:family="text">
      <style:text-properties officeooo:rsid="000b160d"/>
    </style:style>
    <style:style style:name="T4" style:family="text">
      <style:text-properties officeooo:rsid="000c0c4c"/>
    </style:style>
    <style:style style:name="T5" style:family="text">
      <style:text-properties officeooo:rsid="000f8d84"/>
    </style:style>
    <style:style style:name="T6" style:family="text">
      <style:text-properties officeooo:rsid="0010d3b4"/>
    </style:style>
    <style:style style:name="T7" style:family="text">
      <style:text-properties officeooo:rsid="0013db50"/>
    </style:style>
    <style:style style:name="T8" style:family="text">
      <style:text-properties officeooo:rsid="0015b062"/>
    </style:style>
    <style:style style:name="T9" style:family="text">
      <style:text-properties officeooo:rsid="0017feba"/>
    </style:style>
    <style:style style:name="T10" style:family="text">
      <style:text-properties officeooo:rsid="001867bb"/>
    </style:style>
    <style:style style:name="T11" style:family="text">
      <style:text-properties officeooo:rsid="0019420b"/>
    </style:style>
    <style:style style:name="T12" style:family="text">
      <style:text-properties officeooo:rsid="001abfd4"/>
    </style:style>
    <style:style style:name="T13" style:family="text">
      <style:text-properties officeooo:rsid="0012889c"/>
    </style:style>
    <style:style style:name="T14" style:family="text">
      <style:text-properties officeooo:rsid="0012fe97"/>
    </style:style>
    <style:style style:name="T15" style:family="text">
      <style:text-properties officeooo:rsid="001c284d"/>
    </style:style>
    <style:style style:name="T16" style:family="text">
      <style:text-properties officeooo:rsid="0022d8df"/>
    </style:style>
    <style:style style:name="T17" style:family="text">
      <style:text-properties officeooo:rsid="0024c52b"/>
    </style:style>
    <style:style style:name="T18" style:family="text">
      <style:text-properties officeooo:rsid="00288a19"/>
    </style:style>
    <style:style style:name="T19" style:family="text">
      <style:text-properties officeooo:rsid="0028e8ee"/>
    </style:style>
    <style:style style:name="T20" style:family="text">
      <style:text-properties officeooo:rsid="00291e92"/>
    </style:style>
    <style:style style:name="T21" style:family="text">
      <style:text-properties officeooo:rsid="002b5ce5"/>
    </style:style>
    <style:style style:name="T22" style:family="text">
      <style:text-properties officeooo:rsid="002cafc1"/>
    </style:style>
    <style:style style:name="T23" style:family="text">
      <style:text-properties officeooo:rsid="002dd93f"/>
    </style:style>
    <style:style style:name="T24" style:family="text">
      <style:text-properties officeooo:rsid="002f8fbc"/>
    </style:style>
    <style:style style:name="T25" style:family="text">
      <style:text-properties officeooo:rsid="003162b7"/>
    </style:style>
    <style:style style:name="T26" style:family="text">
      <style:text-properties officeooo:rsid="0032ba7e"/>
    </style:style>
    <style:style style:name="T27" style:family="text">
      <style:text-properties officeooo:rsid="00335208"/>
    </style:style>
    <style:style style:name="T28" style:family="text">
      <style:text-properties officeooo:rsid="00345fef"/>
    </style:style>
    <style:style style:name="T29" style:family="text">
      <style:text-properties officeooo:rsid="0034ba7a"/>
    </style:style>
    <style:style style:name="T30" style:family="text">
      <style:text-properties officeooo:rsid="0034f274"/>
    </style:style>
    <style:style style:name="T31" style:family="text">
      <style:text-properties officeooo:rsid="003554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um<text:span text:style-name="T5">eric</text:span> <text:span text:style-name="T7">s</text:span>pace <text:span text:style-name="T7">p</text:span><text:span text:style-name="T4">rotocol </text:span>AG<text:span text:style-name="T9">85</text:span>NS<text:span text:style-name="T10">P</text:span>1</text:p>
      <text:p text:style-name="P1">by Arthur Golubev 19850316</text:p>
      <text:p text:style-name="Subtitle">2025-07-<text:span text:style-name="T31">11</text:span></text:p>
      <text:p text:style-name="P2"><text:span text:style-name="T27">1</text:span>. Maximum <text:span text:style-name="T19">available </text:span><text:span text:style-name="T11">value </text:span><text:span text:style-name="T19">of </text:span>byte <text:span text:style-name="T11">is sign</text:span> that a value is <text:span text:style-name="T11">not </text:span>set;</text:p>
      <text:p text:style-name="P3"><text:span text:style-name="T27">2</text:span>. <text:span text:style-name="T2">(</text:span>Maximum - 1 <text:span text:style-name="T21">of </text:span><text:span text:style-name="T19">available </text:span><text:span text:style-name="T11">value</text:span><text:span text:style-name="T21">s</text:span><text:span text:style-name="T11"> </text:span><text:span text:style-name="T19">of </text:span>byte<text:span text:style-name="T2">)</text:span> <text:span text:style-name="T12">value</text:span> <text:span text:style-name="T26">of </text:span>byte is <text:span text:style-name="T11">sign</text:span> <text:span text:style-name="T11">that</text:span> sequence <text:span text:style-name="T11">ended</text:span>;</text:p>
      <text:p text:style-name="P3"><text:span text:style-name="T27">3</text:span>. <text:span text:style-name="T2">(</text:span>Maximum - <text:span text:style-name="T21">2</text:span> <text:span text:style-name="T21">of </text:span><text:span text:style-name="T19">available </text:span><text:span text:style-name="T11">value</text:span><text:span text:style-name="T21">s</text:span><text:span text:style-name="T11"> </text:span><text:span text:style-name="T19">of </text:span>byte<text:span text:style-name="T2">)</text:span> <text:span text:style-name="T12">value</text:span> <text:span text:style-name="T26">of </text:span>byte is sign <text:span text:style-name="T16">of</text:span><text:span text:style-name="T2"> fractional number;</text:span></text:p>
      <text:p text:style-name="P4"><text:span text:style-name="T27">4</text:span>. (<text:span text:style-name="T1">Maximum - </text:span><text:span text:style-name="T21">3</text:span><text:span text:style-name="T1"> </text:span><text:span text:style-name="T21">of </text:span><text:span text:style-name="T19">available </text:span><text:span text:style-name="T11">value</text:span><text:span text:style-name="T21">s</text:span><text:span text:style-name="T11"> </text:span><text:span text:style-name="T19">of </text:span><text:span text:style-name="T1">byte</text:span>)<text:span text:style-name="T1"> </text:span>value <text:span text:style-name="T26">of byte </text:span><text:span text:style-name="T12">is sign</text:span><text:span text:style-name="T8"> that </text:span><text:span text:style-name="T12">a</text:span> value <text:span text:style-name="T20">is greater</text:span> <text:span text:style-name="T20">than </text:span><text:span text:style-name="T24">maximum </text:span><text:span text:style-name="T22">value</text:span><text:span text:style-name="T13"> </text:span><text:span text:style-name="T25">of values </text:span><text:span text:style-name="T14">of byte</text:span><text:span text:style-name="T23"> which </text:span><text:span text:style-name="T25">are</text:span><text:span text:style-name="T23"> </text:span><text:span text:style-name="T24">not</text:span><text:span text:style-name="T16"> sign</text:span><text:span text:style-name="T25">s</text:span>;</text:p>
      <text:p text:style-name="P5"><text:span text:style-name="T27">5</text:span>. <text:span text:style-name="T20">Optionally </text:span>(m<text:span text:style-name="T1">aximum - </text:span><text:span text:style-name="T21">4</text:span><text:span text:style-name="T1"> </text:span><text:span text:style-name="T21">of </text:span><text:span text:style-name="T19">available </text:span><text:span text:style-name="T11">value</text:span><text:span text:style-name="T21">s</text:span><text:span text:style-name="T11"> </text:span><text:span text:style-name="T19">of </text:span><text:span text:style-name="T1">byte</text:span>) value <text:span text:style-name="T26">of byte </text:span>is sign <text:span text:style-name="T16">of</text:span><text:span text:style-name="T17"> </text:span><text:span text:style-name="T15">either s</text:span>ystem or program/application/task <text:span text:style-name="T16">defined sign</text:span>.</text:p>
      <text:p text:style-name="P6">6. It is allowed to <text:span text:style-name="T28">define</text:span> either <text:span text:style-name="T1">system </text:span>or<text:span text:style-name="T1"> program/</text:span><text:span text:style-name="T3">application/task</text:span><text:span text:style-name="T28"> </text:span>signs.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17:31:28.371812693</meta:creation-date>
    <meta:generator>LibreOffice/24.2.7.2$Linux_X86_64 LibreOffice_project/420$Build-2</meta:generator>
    <dc:date>2025-07-11T17:56:43.730652732</dc:date>
    <meta:editing-duration>P3DT12H33M40S</meta:editing-duration>
    <meta:editing-cycles>42</meta:editing-cycles>
    <meta:document-statistic meta:table-count="0" meta:image-count="0" meta:object-count="0" meta:page-count="1" meta:paragraph-count="9" meta:word-count="120" meta:character-count="668" meta:non-whitespace-character-count="557"/>
  </office:meta>
</office:document-meta>
</file>